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7cm" fo:min-width="0.674cm"/>
    </style:style>
    <style:style style:name="gr8" style:family="graphic" style:parent-style-name="standard">
      <style:graphic-properties draw:stroke="dash" draw:stroke-dash="Ultrafine_20_2_20_Dots_20_3_20_Dashes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277cm" fo:min-width="2.04cm"/>
    </style:style>
    <style:style style:name="gr10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277cm" fo:min-width="2.25cm"/>
    </style:style>
    <style:style style:name="gr12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277cm" fo:min-width="0.423cm"/>
    </style:style>
    <style:style style:name="gr13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277cm" fo:min-width="1.743cm" fo:padding-left="0cm"/>
    </style:style>
    <style:style style:name="gr14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277cm" fo:min-width="2.04cm"/>
    </style:style>
    <style:style style:name="gr15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34cm" fo:min-width="0.817cm" fo:padding-left="0.203cm"/>
    </style:style>
    <style:style style:name="gr16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34cm" fo:min-width="1.108cm" fo:padding-left="0cm"/>
    </style:style>
    <style:style style:name="gr17" style:family="graphic" style:parent-style-name="standard">
      <style:graphic-properties draw:stroke="none" svg:stroke-color="#000000" draw:fill="solid" draw:fill-color="#ffd320" draw:textarea-horizontal-align="left" draw:auto-grow-height="true" draw:auto-grow-width="true" fo:min-height="0.277cm" fo:min-width="0.50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24cm" svg:x="4.375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855cm" svg:y1="3.075cm" svg:x2="12.855cm" svg:y2="6.25cm">
          <text:p/>
        </draw:line>
        <draw:custom-shape draw:style-name="gr3" draw:text-style-name="P1" xml:id="id2" draw:id="id2" draw:layer="layout" svg:width="0.426cm" svg:height="0.439cm" svg:x="14.046cm" svg:y="4.6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0.426cm" svg:height="0.439cm" svg:x="12.676cm" svg:y="3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04cm" svg:y1="3.781cm" svg:x2="14.108cm" svg:y2="4.74cm" draw:start-shape="id1" draw:start-glue-point="9" draw:end-shape="id2" draw:end-glue-point="5" svg:d="m13040 3781 1068 959">
          <text:p/>
        </draw:connector>
        <draw:custom-shape draw:style-name="gr3" draw:text-style-name="P1" xml:id="id4" draw:id="id4" draw:layer="layout" svg:width="0.426cm" svg:height="0.439cm" svg:x="14.106cm" svg:y="8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0.426cm" svg:height="0.439cm" svg:x="12.736cm" svg:y="7.7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1cm" svg:y1="8.096cm" svg:x2="14.168cm" svg:y2="9.055cm" draw:start-shape="id3" draw:start-glue-point="9" draw:end-shape="id4" draw:end-glue-point="5" svg:d="m13100 8096 1068 959">
          <text:p/>
        </draw:connector>
        <draw:custom-shape draw:style-name="gr3" draw:text-style-name="P1" xml:id="id5" draw:id="id5" draw:layer="layout" svg:width="0.426cm" svg:height="0.439cm" svg:x="12.725cm" svg:y="9.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0.502cm" svg:height="1.187cm" svg:x="17.952cm" svg:y="8.939cm">
          <draw:text-box>
            <text:p/>
          </draw:text-box>
        </draw:frame>
        <draw:frame draw:style-name="gr6" draw:text-style-name="P2" draw:layer="layout" svg:width="3.122cm" svg:height="0.806cm" svg:x="17.517cm" svg:y="5.006cm">
          <draw:text-box>
            <text:p><text:span text:style-name="T1">before push</text:span></text:p>
          </draw:text-box>
        </draw:frame>
        <draw:frame draw:style-name="gr7" draw:text-style-name="P2" draw:layer="layout" svg:width="2.908cm" svg:height="5.801cm" svg:x="17.637cm" svg:y="7.326cm">
          <draw:text-box>
            <text:p><text:span text:style-name="T1">after push</text:span></text:p>
            <text:p><text:span text:style-name="T2">Phase 1</text:span></text:p>
            <text:p><text:span text:style-name="T1"/></text:p>
            <text:p><text:span text:style-name="T1">Update</text:span></text:p>
            <text:p><text:span text:style-name="T1">local repository by</text:span></text:p>
            <text:p><text:span text:style-name="T1">pulling integration branch</text:span></text:p>
          </draw:text-box>
        </draw:frame>
        <draw:frame draw:style-name="gr6" draw:text-style-name="P3" draw:layer="layout" svg:width="2.064cm" svg:height="0.878cm" svg:x="3.207cm" svg:y="1.201cm">
          <draw:text-box>
            <text:p text:style-name="P3"><text:span text:style-name="T3">origin</text:span></text:p>
          </draw:text-box>
        </draw:frame>
        <draw:frame draw:style-name="gr6" draw:text-style-name="P3" draw:layer="layout" svg:width="1.971cm" svg:height="0.878cm" svg:x="11.984cm" svg:y="1.265cm">
          <draw:text-box>
            <text:p text:style-name="P3"><text:span text:style-name="T3">clone</text:span></text:p>
          </draw:text-box>
        </draw:frame>
        <draw:line draw:style-name="gr8" draw:text-style-name="P1" draw:layer="layout" svg:x1="1.635cm" svg:y1="2.27cm" svg:x2="18.007cm" svg:y2="2.271cm">
          <text:p/>
        </draw:line>
        <draw:frame draw:style-name="gr9" draw:text-style-name="P4" draw:layer="layout" svg:width="2.54cm" svg:height="0.725cm" svg:x="14.731cm" svg:y="4.556cm">
          <draw:text-box>
            <text:p><text:span text:style-name="T4">FTR/topic</text:span></text:p>
          </draw:text-box>
        </draw:frame>
        <draw:frame draw:style-name="gr9" draw:text-style-name="P4" draw:layer="layout" svg:width="2.54cm" svg:height="0.725cm" svg:x="14.695cm" svg:y="8.86cm">
          <draw:text-box>
            <text:p><text:span text:style-name="T4">FTR/topic</text:span></text:p>
          </draw:text-box>
        </draw:frame>
        <draw:connector draw:style-name="gr4" draw:text-style-name="P1" draw:layer="layout" draw:type="line" svg:x1="14.168cm" svg:y1="9.366cm" svg:x2="13.151cm" svg:y2="10.08cm" draw:start-shape="id4" draw:start-glue-point="7" draw:end-shape="id5" draw:end-glue-point="10" svg:d="m14168 9366-1017 714">
          <text:p/>
        </draw:connector>
        <draw:custom-shape draw:style-name="gr3" draw:text-style-name="P1" xml:id="id6" draw:id="id6" draw:layer="layout" svg:width="0.426cm" svg:height="0.439cm" svg:x="10.285cm" svg:y="8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0.649cm" svg:y1="9.335cm" svg:x2="11.452cm" svg:y2="10.259cm" draw:start-shape="id6" draw:start-glue-point="9" draw:end-shape="id7" draw:end-glue-point="5" svg:d="m10649 9335 803 924">
          <text:p/>
        </draw:connector>
        <draw:connector draw:style-name="gr4" draw:text-style-name="P1" draw:layer="layout" draw:type="line" svg:x1="12.736cm" svg:y1="7.941cm" svg:x2="10.649cm" svg:y2="9.024cm" draw:start-shape="id3" draw:start-glue-point="6" draw:end-shape="id6" draw:end-glue-point="11" svg:d="m12736 7941-2087 1083">
          <text:p/>
        </draw:connector>
        <draw:frame draw:style-name="gr7" draw:text-style-name="P2" draw:layer="layout" svg:width="2.908cm" svg:height="5.801cm" svg:x="17.937cm" svg:y="13.935cm">
          <draw:text-box>
            <text:p><text:span text:style-name="T1">after push</text:span></text:p>
            <text:p><text:span text:style-name="T2">Phase 2</text:span></text:p>
            <text:p><text:span text:style-name="T1"/></text:p>
            <text:p><text:span text:style-name="T1">Update</text:span></text:p>
            <text:p><text:span text:style-name="T1">remote repository by</text:span></text:p>
            <text:p><text:span text:style-name="T1">pushing integration branch</text:span></text:p>
          </draw:text-box>
        </draw:frame>
        <draw:custom-shape draw:style-name="gr10" draw:text-style-name="P1" xml:id="id8" draw:id="id8" draw:layer="layout" svg:width="0.426cm" svg:height="0.439cm" svg:x="12.69cm" svg:y="5.4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4.108cm" svg:y1="5.051cm" svg:x2="13.054cm" svg:y2="5.54cm" draw:start-shape="id2" draw:start-glue-point="7" draw:end-shape="id8" draw:end-glue-point="11" svg:d="m14108 5051-1054 489">
          <text:p/>
        </draw:connector>
        <draw:custom-shape draw:style-name="gr3" draw:text-style-name="P1" xml:id="id7" draw:id="id7" draw:layer="layout" svg:width="0.426cm" svg:height="0.439cm" svg:x="11.39cm" svg:y="10.1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2.798cm" svg:y1="8.096cm" svg:x2="11.754cm" svg:y2="10.259cm" draw:start-shape="id3" draw:start-glue-point="7" draw:end-shape="id7" draw:end-glue-point="11" svg:d="m12798 8096-1044 2163">
          <text:p/>
        </draw:connector>
        <draw:line draw:style-name="gr2" draw:text-style-name="P1" draw:layer="layout" svg:x1="12.925cm" svg:y1="7.32cm" svg:x2="12.925cm" svg:y2="13.035cm">
          <text:p/>
        </draw:line>
        <draw:custom-shape draw:style-name="gr1" draw:text-style-name="P1" draw:layer="layout" svg:width="1.905cm" svg:height="2.54cm" svg:x="11.995cm" svg:y="10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2.907cm" svg:height="0.725cm" svg:x="13.428cm" svg:y="11.93cm">
          <draw:text-box>
            <text:p><text:span text:style-name="T4">INT/develop</text:span></text:p>
          </draw:text-box>
        </draw:frame>
        <draw:custom-shape draw:style-name="gr10" draw:text-style-name="P1" xml:id="id9" draw:id="id9" draw:layer="layout" svg:width="0.426cm" svg:height="0.439cm" svg:x="12.725cm" svg:y="11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1.754cm" svg:y1="10.57cm" svg:x2="12.787cm" svg:y2="12.025cm" draw:start-shape="id7" draw:start-glue-point="9" draw:end-shape="id9" draw:end-glue-point="5" svg:d="m11754 10570 1033 1455">
          <text:p/>
        </draw:connector>
        <draw:g>
          <draw:frame draw:style-name="gr12" draw:text-style-name="P4" draw:layer="layout" svg:width="1.302cm" svg:height="0.725cm" svg:x="9.65cm" svg:y="10.74cm">
            <draw:text-box>
              <text:p><text:span text:style-name="T4">INT/</text:span></text:p>
            </draw:text-box>
          </draw:frame>
          <draw:frame draw:style-name="gr13" draw:text-style-name="P4" draw:layer="layout" svg:width="1.993cm" svg:height="0.725cm" svg:x="10.736cm" svg:y="10.74cm">
            <draw:text-box>
              <text:p><text:span text:style-name="T4">develop</text:span></text:p>
            </draw:text-box>
          </draw:frame>
        </draw:g>
        <draw:line draw:style-name="gr8" draw:text-style-name="P1" draw:layer="layout" svg:x1="17.37cm" svg:y1="2.27cm" svg:x2="17.37cm" svg:y2="20.05cm">
          <text:p/>
        </draw:line>
        <draw:line draw:style-name="gr8" draw:text-style-name="P1" draw:layer="layout" svg:x1="9.47cm" svg:y1="2.27cm" svg:x2="9.47cm" svg:y2="20.05cm">
          <text:p/>
        </draw:line>
        <draw:custom-shape draw:style-name="gr3" draw:text-style-name="P1" xml:id="id11" draw:id="id11" draw:layer="layout" svg:width="0.426cm" svg:height="0.439cm" svg:x="6.126cm" svg:y="15.3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0.426cm" svg:height="0.439cm" svg:x="4.756cm" svg:y="14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5.12cm" svg:y1="14.476cm" svg:x2="6.188cm" svg:y2="15.435cm" draw:start-shape="id10" draw:start-glue-point="9" draw:end-shape="id11" draw:end-glue-point="5" svg:d="m5120 14476 1068 959">
          <text:p/>
        </draw:connector>
        <draw:custom-shape draw:style-name="gr3" draw:text-style-name="P1" xml:id="id12" draw:id="id12" draw:layer="layout" svg:width="0.426cm" svg:height="0.439cm" svg:x="4.745cm" svg:y="16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2.54cm" svg:height="0.725cm" svg:x="6.715cm" svg:y="15.24cm">
          <draw:text-box>
            <text:p><text:span text:style-name="T4">FTR/topic</text:span></text:p>
          </draw:text-box>
        </draw:frame>
        <draw:connector draw:style-name="gr4" draw:text-style-name="P1" draw:layer="layout" draw:type="line" svg:x1="6.188cm" svg:y1="15.746cm" svg:x2="5.171cm" svg:y2="16.46cm" draw:start-shape="id11" draw:start-glue-point="7" draw:end-shape="id12" draw:end-glue-point="10" svg:d="m6188 15746-1017 714">
          <text:p/>
        </draw:connector>
        <draw:custom-shape draw:style-name="gr3" draw:text-style-name="P1" xml:id="id13" draw:id="id13" draw:layer="layout" svg:width="0.426cm" svg:height="0.439cm" svg:x="2.305cm" svg:y="15.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.669cm" svg:y1="15.715cm" svg:x2="3.472cm" svg:y2="16.639cm" draw:start-shape="id13" draw:start-glue-point="9" draw:end-shape="id14" draw:end-glue-point="5" svg:d="m2669 15715 803 924">
          <text:p/>
        </draw:connector>
        <draw:connector draw:style-name="gr4" draw:text-style-name="P1" draw:layer="layout" draw:type="line" svg:x1="4.756cm" svg:y1="14.321cm" svg:x2="2.669cm" svg:y2="15.404cm" draw:start-shape="id10" draw:start-glue-point="6" draw:end-shape="id13" draw:end-glue-point="11" svg:d="m4756 14321-2087 1083">
          <text:p/>
        </draw:connector>
        <draw:custom-shape draw:style-name="gr3" draw:text-style-name="P1" xml:id="id14" draw:id="id14" draw:layer="layout" svg:width="0.426cm" svg:height="0.439cm" svg:x="3.41cm" svg:y="16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4.818cm" svg:y1="14.476cm" svg:x2="3.774cm" svg:y2="16.639cm" draw:start-shape="id10" draw:start-glue-point="7" draw:end-shape="id14" draw:end-glue-point="11" svg:d="m4818 14476-1044 2163">
          <text:p/>
        </draw:connector>
        <draw:line draw:style-name="gr2" draw:text-style-name="P1" draw:layer="layout" svg:x1="4.945cm" svg:y1="13.7cm" svg:x2="4.945cm" svg:y2="19.415cm">
          <text:p/>
        </draw:line>
        <draw:custom-shape draw:style-name="gr3" draw:text-style-name="P1" xml:id="id15" draw:id="id15" draw:layer="layout" svg:width="0.426cm" svg:height="0.439cm" svg:x="4.745cm" svg:y="18.3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774cm" svg:y1="16.95cm" svg:x2="4.807cm" svg:y2="18.405cm" draw:start-shape="id14" draw:start-glue-point="9" draw:end-shape="id15" draw:end-glue-point="5" svg:d="m3774 16950 1033 1455">
          <text:p/>
        </draw:connector>
        <draw:custom-shape draw:style-name="gr3" draw:text-style-name="P1" xml:id="id17" draw:id="id17" draw:layer="layout" svg:width="0.426cm" svg:height="0.439cm" svg:x="14.146cm" svg:y="15.3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6" draw:id="id16" draw:layer="layout" svg:width="0.426cm" svg:height="0.439cm" svg:x="12.776cm" svg:y="14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14cm" svg:y1="14.476cm" svg:x2="14.208cm" svg:y2="15.435cm" draw:start-shape="id16" draw:start-glue-point="9" draw:end-shape="id17" draw:end-glue-point="5" svg:d="m13140 14476 1068 959">
          <text:p/>
        </draw:connector>
        <draw:custom-shape draw:style-name="gr3" draw:text-style-name="P1" xml:id="id18" draw:id="id18" draw:layer="layout" svg:width="0.426cm" svg:height="0.439cm" svg:x="12.765cm" svg:y="16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2.54cm" svg:height="0.725cm" svg:x="14.735cm" svg:y="15.24cm">
          <draw:text-box>
            <text:p><text:span text:style-name="T4">FTR/topic</text:span></text:p>
          </draw:text-box>
        </draw:frame>
        <draw:connector draw:style-name="gr4" draw:text-style-name="P1" draw:layer="layout" draw:type="line" svg:x1="14.208cm" svg:y1="15.746cm" svg:x2="13.191cm" svg:y2="16.46cm" draw:start-shape="id17" draw:start-glue-point="7" draw:end-shape="id18" draw:end-glue-point="10" svg:d="m14208 15746-1017 714">
          <text:p/>
        </draw:connector>
        <draw:custom-shape draw:style-name="gr3" draw:text-style-name="P1" xml:id="id19" draw:id="id19" draw:layer="layout" svg:width="0.426cm" svg:height="0.439cm" svg:x="10.325cm" svg:y="15.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0.689cm" svg:y1="15.715cm" svg:x2="11.492cm" svg:y2="16.639cm" draw:start-shape="id19" draw:start-glue-point="9" draw:end-shape="id20" draw:end-glue-point="5" svg:d="m10689 15715 803 924">
          <text:p/>
        </draw:connector>
        <draw:connector draw:style-name="gr4" draw:text-style-name="P1" draw:layer="layout" draw:type="line" svg:x1="12.776cm" svg:y1="14.321cm" svg:x2="10.689cm" svg:y2="15.404cm" draw:start-shape="id16" draw:start-glue-point="6" draw:end-shape="id19" draw:end-glue-point="11" svg:d="m12776 14321-2087 1083">
          <text:p/>
        </draw:connector>
        <draw:custom-shape draw:style-name="gr3" draw:text-style-name="P1" xml:id="id20" draw:id="id20" draw:layer="layout" svg:width="0.426cm" svg:height="0.439cm" svg:x="11.43cm" svg:y="16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2.838cm" svg:y1="14.476cm" svg:x2="11.794cm" svg:y2="16.639cm" draw:start-shape="id16" draw:start-glue-point="7" draw:end-shape="id20" draw:end-glue-point="11" svg:d="m12838 14476-1044 2163">
          <text:p/>
        </draw:connector>
        <draw:line draw:style-name="gr2" draw:text-style-name="P1" draw:layer="layout" svg:x1="12.965cm" svg:y1="13.7cm" svg:x2="12.965cm" svg:y2="19.415cm">
          <text:p/>
        </draw:line>
        <draw:custom-shape draw:style-name="gr10" draw:text-style-name="P1" xml:id="id21" draw:id="id21" draw:layer="layout" svg:width="0.426cm" svg:height="0.439cm" svg:x="12.765cm" svg:y="18.3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1.794cm" svg:y1="16.95cm" svg:x2="12.827cm" svg:y2="18.405cm" draw:start-shape="id20" draw:start-glue-point="9" draw:end-shape="id21" draw:end-glue-point="5" svg:d="m11794 16950 1033 1455">
          <text:p/>
        </draw:connector>
        <draw:custom-shape draw:style-name="gr3" draw:text-style-name="P1" draw:layer="layout" svg:width="3.175cm" svg:height="0.635cm" svg:x="7.985cm" svg:y="12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3.175cm" svg:height="0.635cm" svg:x="7.985cm" svg:y="19.41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4" draw:layer="layout" svg:width="2.54cm" svg:height="0.725cm" svg:x="14.731cm" svg:y="3.858cm">
          <draw:text-box>
            <text:p><text:span text:style-name="T4">DEV/000</text:span></text:p>
          </draw:text-box>
        </draw:frame>
        <draw:frame draw:style-name="gr14" draw:text-style-name="P4" draw:layer="layout" svg:width="2.54cm" svg:height="0.725cm" svg:x="14.631cm" svg:y="8.159cm">
          <draw:text-box>
            <text:p><text:span text:style-name="T4">DEV/000</text:span></text:p>
          </draw:text-box>
        </draw:frame>
        <draw:frame draw:style-name="gr14" draw:text-style-name="P4" draw:layer="layout" svg:width="2.54cm" svg:height="0.725cm" svg:x="14.731cm" svg:y="14.56cm">
          <draw:text-box>
            <text:p><text:span text:style-name="T4">DEV/000</text:span></text:p>
          </draw:text-box>
        </draw:frame>
        <draw:frame draw:style-name="gr14" draw:text-style-name="P4" draw:layer="layout" svg:width="2.54cm" svg:height="0.725cm" svg:x="6.715cm" svg:y="14.435cm">
          <draw:text-box>
            <text:p><text:span text:style-name="T4">DEV/000</text:span></text:p>
          </draw:text-box>
        </draw:frame>
        <draw:line draw:style-name="gr8" draw:text-style-name="P1" draw:layer="layout" svg:x1="1.635cm" svg:y1="6.971cm" svg:x2="18.007cm" svg:y2="6.972cm">
          <text:p/>
        </draw:line>
        <draw:line draw:style-name="gr8" draw:text-style-name="P1" draw:layer="layout" svg:x1="1.635cm" svg:y1="13.472cm" svg:x2="18.007cm" svg:y2="13.473cm">
          <text:p/>
        </draw:line>
        <draw:line draw:style-name="gr2" draw:text-style-name="P1" draw:layer="layout" svg:x1="4.917cm" svg:y1="2.706cm" svg:x2="4.917cm" svg:y2="6.516cm">
          <text:p/>
        </draw:line>
        <draw:custom-shape draw:style-name="gr3" draw:text-style-name="P1" xml:id="id23" draw:id="id23" draw:layer="layout" svg:width="0.426cm" svg:height="0.439cm" svg:x="3.276cm" svg:y="4.4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2" draw:id="id22" draw:layer="layout" svg:width="0.426cm" svg:height="0.439cm" svg:x="4.753cm" svg:y="3.4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4.815cm" svg:y1="3.787cm" svg:x2="3.64cm" svg:y2="4.512cm" draw:start-shape="id22" draw:start-glue-point="7" draw:end-shape="id23" draw:end-glue-point="11" svg:d="m4815 3787-1175 725">
          <text:p/>
        </draw:connector>
        <draw:custom-shape draw:style-name="gr3" draw:text-style-name="P1" xml:id="id24" draw:id="id24" draw:layer="layout" svg:width="0.426cm" svg:height="0.439cm" svg:x="4.756cm" svg:y="5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64cm" svg:y1="4.823cm" svg:x2="4.818cm" svg:y2="5.623cm" draw:start-shape="id23" draw:start-glue-point="9" draw:end-shape="id24" draw:end-glue-point="5" svg:d="m3640 4823 1178 800">
          <text:p/>
        </draw:connector>
        <draw:frame draw:style-name="gr9" draw:text-style-name="P4" draw:layer="layout" svg:width="2.907cm" svg:height="0.725cm" svg:x="5.543cm" svg:y="5.225cm">
          <draw:text-box>
            <text:p><text:span text:style-name="T4">INT/develop</text:span></text:p>
          </draw:text-box>
        </draw:frame>
        <draw:line draw:style-name="gr2" draw:text-style-name="P1" draw:layer="layout" svg:x1="4.917cm" svg:y1="8.006cm" svg:x2="4.917cm" svg:y2="11.816cm">
          <text:p/>
        </draw:line>
        <draw:custom-shape draw:style-name="gr3" draw:text-style-name="P1" xml:id="id26" draw:id="id26" draw:layer="layout" svg:width="0.426cm" svg:height="0.439cm" svg:x="3.276cm" svg:y="9.7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5" draw:id="id25" draw:layer="layout" svg:width="0.426cm" svg:height="0.439cm" svg:x="4.753cm" svg:y="8.7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4.815cm" svg:y1="9.087cm" svg:x2="3.64cm" svg:y2="9.812cm" draw:start-shape="id25" draw:start-glue-point="7" draw:end-shape="id26" draw:end-glue-point="11" svg:d="m4815 9087-1175 725">
          <text:p/>
        </draw:connector>
        <draw:custom-shape draw:style-name="gr3" draw:text-style-name="P1" xml:id="id27" draw:id="id27" draw:layer="layout" svg:width="0.426cm" svg:height="0.439cm" svg:x="4.756cm" svg:y="10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64cm" svg:y1="10.123cm" svg:x2="4.818cm" svg:y2="10.923cm" draw:start-shape="id26" draw:start-glue-point="9" draw:end-shape="id27" draw:end-glue-point="5" svg:d="m3640 10123 1178 800">
          <text:p/>
        </draw:connector>
        <draw:frame draw:style-name="gr9" draw:text-style-name="P4" draw:layer="layout" svg:width="2.907cm" svg:height="0.725cm" svg:x="5.543cm" svg:y="10.525cm">
          <draw:text-box>
            <text:p><text:span text:style-name="T4">INT/develop</text:span></text:p>
          </draw:text-box>
        </draw:frame>
        <draw:frame draw:style-name="gr9" draw:text-style-name="P4" draw:layer="layout" svg:width="2.907cm" svg:height="0.725cm" svg:x="9.653cm" svg:y="5.299cm">
          <draw:text-box>
            <text:p><text:span text:style-name="T4">INT/develop</text:span></text:p>
          </draw:text-box>
        </draw:frame>
        <draw:g>
          <draw:g>
            <draw:frame draw:style-name="gr15" draw:text-style-name="P4" draw:layer="layout" svg:width="1.27cm" svg:height="0.725cm" svg:x="9.585cm" svg:y="5.98cm">
              <draw:text-box>
                <text:p><text:span text:style-name="T4">INT/</text:span></text:p>
              </draw:text-box>
            </draw:frame>
            <draw:frame draw:style-name="gr16" draw:text-style-name="P4" draw:layer="layout" svg:width="1.856cm" svg:height="0.725cm" svg:x="10.704cm" svg:y="5.979cm">
              <draw:text-box>
                <text:p><text:span text:style-name="T4">develop</text:span></text:p>
              </draw:text-box>
            </draw:frame>
          </draw:g>
        </draw:g>
        <draw:frame draw:style-name="gr17" draw:text-style-name="P4" draw:layer="layout" svg:width="1.7cm" svg:height="0.725cm" svg:x="13.47cm" svg:y="11.26cm">
          <draw:text-box>
            <text:p><text:span text:style-name="T4">HEAD</text:span></text:p>
          </draw:text-box>
        </draw:frame>
        <draw:frame draw:style-name="gr6" draw:text-style-name="P5" draw:layer="layout" svg:width="0.832cm" svg:height="0.763cm" svg:x="4.275cm" svg:y="11.06cm">
          <draw:text-box>
            <text:p><text:span text:style-name="T5">B</text:span></text:p>
          </draw:text-box>
        </draw:frame>
        <draw:frame draw:style-name="gr6" draw:text-style-name="P5" draw:layer="layout" svg:width="0.832cm" svg:height="0.763cm" svg:x="11.125cm" svg:y="9.39cm">
          <draw:text-box>
            <text:p><text:span text:style-name="T5">B</text:span></text:p>
          </draw:text-box>
        </draw:frame>
        <draw:frame draw:style-name="gr6" draw:text-style-name="P5" draw:layer="layout" svg:width="0.832cm" svg:height="0.763cm" svg:x="12.936cm" svg:y="5.545cm">
          <draw:text-box>
            <text:p><text:span text:style-name="T5">A</text:span></text:p>
          </draw:text-box>
        </draw:frame>
        <draw:frame draw:style-name="gr6" draw:text-style-name="P5" draw:layer="layout" svg:width="0.832cm" svg:height="0.763cm" svg:x="12.936cm" svg:y="9.946cm">
          <draw:text-box>
            <text:p><text:span text:style-name="T5">A</text:span></text:p>
          </draw:text-box>
        </draw:frame>
        <draw:frame draw:style-name="gr6" draw:text-style-name="P5" draw:layer="layout" svg:width="0.832cm" svg:height="0.763cm" svg:x="4.275cm" svg:y="5.761cm">
          <draw:text-box>
            <text:p><text:span text:style-name="T5">B</text:span></text:p>
          </draw:text-box>
        </draw:frame>
        <draw:frame draw:style-name="gr6" draw:text-style-name="P5" draw:layer="layout" svg:width="0.832cm" svg:height="0.763cm" svg:x="2.875cm" svg:y="16.761cm">
          <draw:text-box>
            <text:p><text:span text:style-name="T5">B</text:span></text:p>
          </draw:text-box>
        </draw:frame>
        <draw:frame draw:style-name="gr6" draw:text-style-name="P5" draw:layer="layout" svg:width="0.832cm" svg:height="0.763cm" svg:x="12.936cm" svg:y="16.447cm">
          <draw:text-box>
            <text:p><text:span text:style-name="T5">A</text:span></text:p>
          </draw:text-box>
        </draw:frame>
        <draw:frame draw:style-name="gr6" draw:text-style-name="P5" draw:layer="layout" svg:width="0.832cm" svg:height="0.763cm" svg:x="4.836cm" svg:y="16.448cm">
          <draw:text-box>
            <text:p><text:span text:style-name="T5">A</text:span></text:p>
          </draw:text-box>
        </draw:frame>
        <draw:frame draw:style-name="gr6" draw:text-style-name="P5" draw:layer="layout" svg:width="0.832cm" svg:height="0.763cm" svg:x="12.236cm" svg:y="12.347cm">
          <draw:text-box>
            <text:p><text:span text:style-name="T5">C</text:span></text:p>
          </draw:text-box>
        </draw:frame>
        <draw:frame draw:style-name="gr6" draw:text-style-name="P5" draw:layer="layout" svg:width="0.832cm" svg:height="0.763cm" svg:x="12.236cm" svg:y="18.648cm">
          <draw:text-box>
            <text:p><text:span text:style-name="T5">C</text:span></text:p>
          </draw:text-box>
        </draw:frame>
        <draw:frame draw:style-name="gr6" draw:text-style-name="P5" draw:layer="layout" svg:width="0.832cm" svg:height="0.763cm" svg:x="4.236cm" svg:y="18.649cm">
          <draw:text-box>
            <text:p><text:span text:style-name="T5">C</text:span></text:p>
          </draw:text-box>
        </draw:frame>
        <draw:frame draw:style-name="gr6" draw:text-style-name="P5" draw:layer="layout" svg:width="0.832cm" svg:height="0.763cm" svg:x="10.875cm" svg:y="16.762cm">
          <draw:text-box>
            <text:p><text:span text:style-name="T5">B</text:span></text:p>
          </draw:text-box>
        </draw:frame>
        <draw:frame draw:style-name="gr9" draw:text-style-name="P4" draw:layer="layout" svg:width="2.907cm" svg:height="0.725cm" svg:x="13.468cm" svg:y="18.279cm">
          <draw:text-box>
            <text:p><text:span text:style-name="T4">INT/develop</text:span></text:p>
          </draw:text-box>
        </draw:frame>
        <draw:g>
          <draw:g>
            <draw:frame draw:style-name="gr15" draw:text-style-name="P4" draw:layer="layout" svg:width="1.27cm" svg:height="0.725cm" svg:x="13.4cm" svg:y="18.96cm">
              <draw:text-box>
                <text:p><text:span text:style-name="T4">INT/</text:span></text:p>
              </draw:text-box>
            </draw:frame>
            <draw:frame draw:style-name="gr16" draw:text-style-name="P4" draw:layer="layout" svg:width="1.856cm" svg:height="0.725cm" svg:x="14.519cm" svg:y="18.959cm">
              <draw:text-box>
                <text:p><text:span text:style-name="T4">develop</text:span></text:p>
              </draw:text-box>
            </draw:frame>
          </draw:g>
        </draw:g>
        <draw:frame draw:style-name="gr17" draw:text-style-name="P4" draw:layer="layout" svg:width="1.7cm" svg:height="0.725cm" svg:x="13.469cm" svg:y="17.58cm">
          <draw:text-box>
            <text:p><text:span text:style-name="T4">HEAD</text:span></text:p>
          </draw:text-box>
        </draw:frame>
        <draw:frame draw:style-name="gr17" draw:text-style-name="P4" draw:layer="layout" svg:width="1.7cm" svg:height="0.725cm" svg:x="10.83cm" svg:y="4.62cm">
          <draw:text-box>
            <text:p><text:span text:style-name="T4">HEAD</text:span></text:p>
          </draw:text-box>
        </draw:frame>
        <draw:frame draw:style-name="gr17" draw:text-style-name="P4" draw:layer="layout" svg:width="1.7cm" svg:height="0.725cm" svg:x="13.47cm" svg:y="11.261cm">
          <draw:text-box>
            <text:p><text:span text:style-name="T4">HEAD</text:span></text:p>
          </draw:text-box>
        </draw:frame>
        <draw:frame draw:style-name="gr9" draw:text-style-name="P4" draw:layer="layout" svg:width="2.907cm" svg:height="0.725cm" svg:x="5.469cm" svg:y="18.28cm">
          <draw:text-box>
            <text:p><text:span text:style-name="T4">INT/develop</text:span></text:p>
          </draw:text-box>
        </draw:frame>
        <draw:custom-shape draw:style-name="gr1" draw:text-style-name="P1" draw:layer="layout" svg:width="1.57cm" svg:height="1.505cm" svg:x="3.975cm" svg:y="18.0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.58cm" fo:margin-left="1cm" fo:margin-right="5.68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allea </meta:initial-creator>
    <meta:creation-date>2012-02-10T14:49:43</meta:creation-date>
    <dc:date>2012-02-16T10:39:58</dc:date>
    <dc:creator>vallea </dc:creator>
    <meta:editing-duration>PT1H3M16S</meta:editing-duration>
    <meta:editing-cycles>10</meta:editing-cycles>
    <meta:generator>LibreOffice/3.3$Linux LibreOffice_project/330m19$Build-301</meta:generator>
    <meta:document-statistic meta:object-count="114"/>
  </office:meta>
</office:document-meta>
</file>